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officeooo:paragraph-rsid="0011240a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>
      <style:text-properties officeooo:paragraph-rsid="0011240a"/>
    </style:style>
    <style:style style:name="T1" style:family="text">
      <style:text-properties officeooo:rsid="0011240a"/>
    </style:style>
    <style:style style:name="T2" style:family="text">
      <style:text-properties fo:color="#c9211e" loext:opacity="100%" officeooo:rsid="0011240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0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Revisão - Química</text:span></text:span></text:h>
      <text:h text:style-name="Heading_20_3" text:outline-level="3"><text:span text:style-name="Strong_20_Emphasis"/></text:h>
      <text:h text:style-name="Heading_20_3" text:outline-level="3"><text:span text:style-name="Strong_20_Emphasis">1)</text:span></text:h>
      <text:p text:style-name="Text_20_body">Uma substância apresenta em sua estrutura um átomo cujo subnível mais energético é 5s¹. Com base nisso, analise:</text:p>
      <text:p text:style-name="Text_20_body">I. O número total de elétrons desse átomo é igual a 37.<text:line-break/>II. Este átomo apresenta 5 camadas eletrônicas.<text:line-break/>III. Apresenta 2 elétrons desemparelhados.</text:p>
      <text:p text:style-name="Text_20_body">Pode-se afirmar que:</text:p>
      <text:p text:style-name="Text_20_body">a) apenas a afirmação I é correta.<text:line-break/>b) apenas a afirmação II é correta.<text:line-break/>c) apenas a afirmação III é correta.<text:line-break/>d) as afirmações I e II são corretas. <text:span text:style-name="T2">X</text:span><text:line-break/>e) as afirmações II e III são corretas.</text:p>
      <text:p text:style-name="Horizontal_20_Line"/>
      <text:h text:style-name="Heading_20_3" text:outline-level="3"><text:span text:style-name="Strong_20_Emphasis">2)</text:span></text:h>
      <text:p text:style-name="Text_20_body">Considere a configuração eletrônica do átomo de neônio.<text:line-break/><text:span text:style-name="Strong_20_Emphasis">Quais são os números quânticos do elétron mais energético desse átomo?</text:span></text:p>
      <text:p text:style-name="P5"><text:span text:style-name="Strong_20_Emphasis"><text:span text:style-name="T2">N = 2 | L = 1 | M = -1 , 0 , 1 | S = + 1/2</text:span></text:span></text:p>
      <text:p text:style-name="Horizontal_20_Line"/>
      <text:h text:style-name="Heading_20_3" text:outline-level="3"><text:span text:style-name="Strong_20_Emphasis">3)</text:span></text:h>
      <text:p text:style-name="Text_20_body">Adotando-se, por convenção, que o primeiro elétron distribuído assume spin –½, qual é o conjunto de números quânticos do elétron de diferenciação do átomo ²⁰X?</text:p>
      <text:p text:style-name="Text_20_body">a) n = 4; l = 0; m = 0; s = –½<text:line-break/>b) n = 3; l = 2; m = –1; s = +½<text:line-break/>c) n = 3; l = 2; m = 0; s = +½<text:line-break/>d) n = 4; l = 0; m = 0; s = +½<text:line-break/>e) n = 3; l = 1; m = +1; s = –½</text:p>
      <text:p text:style-name="Horizontal_20_Line"/>
      <text:h text:style-name="Heading_20_3" text:outline-level="3"><text:span text:style-name="Strong_20_Emphasis">4)</text:span></text:h>
      <text:p text:style-name="Text_20_body">Qual o número de elétrons na eletrosfera de um átomo cujo último elétron possui:</text:p>
      <text:p text:style-name="Text_20_body">n = 3 (principal), l = 1 (secundário), m = 0 (magnético)</text:p>
      <text:p text:style-name="Horizontal_20_Line"/>
      <text:h text:style-name="Heading_20_3" text:outline-level="3"><text:soft-page-break/><text:span text:style-name="Strong_20_Emphasis">5)</text:span></text:h>
      <text:p text:style-name="Text_20_body">O subnível mais energético do átomo de um elemento apresenta os seguintes números quânticos: n = 3, l = 2 e m = 0. O número atômico máximo desse elemento é:</text:p>
      <text:p text:style-name="Text_20_body">a) 24<text:line-break/>b) 25<text:line-break/>c) 26<text:line-break/>d) 27<text:line-break/>e) 28</text:p>
      <text:p text:style-name="Horizontal_20_Line"/>
      <text:h text:style-name="Heading_20_3" text:outline-level="3"><text:span text:style-name="Strong_20_Emphasis">6)</text:span></text:h>
      <text:p text:style-name="Text_20_body">Após fazer a configuração eletrônica do índio (49In), marque a alternativa correta quanto ao número de elétrons desemparelhados, número de elétrons de valência e números quânticos do elétron diferencial:</text:p>
      <text:p text:style-name="Text_20_body">a) 1; 1; n = 4; l = 0; m = 0; s = ±½<text:line-break/>b) 1; 3; n = 5; l = 1; m = –1; s = ±½<text:line-break/>c) 2; 1; n = 5; l = 1; m = 0; s = ±½<text:line-break/>d) 3; 3; n = 5; l = 2; m = +1; s = ±½<text:line-break/>e) 1; 2; n = 6; l = 1; m = –1; s = ±½</text:p>
      <text:p text:style-name="Horizontal_20_Line"/>
      <text:h text:style-name="Heading_20_3" text:outline-level="3"><text:span text:style-name="Strong_20_Emphasis">7)</text:span></text:h>
      <text:p text:style-name="Text_20_body">Considere as seguintes configurações eletrônicas:</text:p>
      <text:p text:style-name="Text_20_body">I: 1s² 2s² 2p⁶ 3s² 3p⁶ 3d¹⁰ 4s² 4p⁴<text:line-break/>II: 1s² 2s² 2p⁶ 3s² 3p⁶ 3d¹⁰ 4s² 4p⁶ 4d¹⁰ 4f⁵ 5s² 5p⁶ 6s²</text:p>
      <text:p text:style-name="Text_20_body">Analise as afirmativas:</text:p>
      <text:p text:style-name="Text_20_body">a) O elemento I apresenta 4 elétrons de valência.<text:line-break/>b) O elétron mais energético do elemento II encontra-se no subnível 6s².<text:line-break/>c) O elemento II apresenta 7 elétrons desemparelhados.<text:line-break/>d) Os números quânticos do elétron mais energético do elemento I são: n = 4, l = 1, m = 0, s = ±½<text:line-break/>e) Os números quânticos do elétron mais energético do elemento II são: n = 4, l = 3, m = +1, s = ±½</text:p>
      <text:p text:style-name="Horizontal_20_Line"/>
      <text:h text:style-name="Heading_20_3" text:outline-level="3"><text:span text:style-name="Strong_20_Emphasis">8)</text:span> (UFSC-SC)</text:h>
      <text:p text:style-name="Text_20_body">Julgue as proposições:</text:p>
      <text:list text:style-name="L1">
        <text:list-item>
          <text:p text:style-name="P2">O átomo de lítio é menor que seu íon Li⁺.</text:p>
        </text:list-item>
        <text:list-item>
          <text:p text:style-name="P2">O átomo de telúrio possui 6 níveis eletrônicos.</text:p>
        </text:list-item>
        <text:list-item>
          <text:p text:style-name="P2">O nitrogênio é menos eletropositivo que o flúor.</text:p>
        </text:list-item>
        <text:list-item>
          <text:p text:style-name="P2">Elementos com Z entre 19 e 30 têm subníveis d incompletos.</text:p>
        </text:list-item>
        <text:list-item>
          <text:p text:style-name="P2"><text:soft-page-break/>Fósforo e nitrogênio têm configuração ns²np³ na última camada.</text:p>
        </text:list-item>
        <text:list-item>
          <text:p text:style-name="P2">Elementos com Z = 8, 10 e 18 têm 8 elétrons na camada de valência.</text:p>
        </text:list-item>
      </text:list>
      <text:p text:style-name="Text_20_body"><text:span text:style-name="Strong_20_Emphasis">Soma das corretas: (___)</text:span></text:p>
      <text:p text:style-name="Horizontal_20_Line"/>
      <text:h text:style-name="Heading_20_3" text:outline-level="3"><text:span text:style-name="Strong_20_Emphasis">9)</text:span> (UNB-DF)</text:h>
      <text:p text:style-name="Text_20_body">Julgue verdadeiro ou falso:</text:p>
      <text:list text:style-name="L2">
        <text:list-item>
          <text:p text:style-name="P3">O césio é o de maior raio atômico.</text:p>
        </text:list-item>
        <text:list-item>
          <text:p text:style-name="P3">O Mg tem raio maior que o Na por ter mais elétrons.</text:p>
        </text:list-item>
        <text:list-item>
          <text:p text:style-name="P3">Ni, Sc e Y são de transição.</text:p>
        </text:list-item>
        <text:list-item>
          <text:p text:style-name="P3">Eletronegatividade de B → F aumenta.</text:p>
        </text:list-item>
        <text:list-item>
          <text:p text:style-name="P3">Energia de ionização do Rb é maior que do Xe.</text:p>
        </text:list-item>
        <text:list-item>
          <text:p text:style-name="P3">O Ir é o mais denso entre os listados.</text:p>
        </text:list-item>
        <text:list-item>
          <text:p text:style-name="P3">Sc: 1s² 2s² 2p⁶ 3s² 3p⁶ 4s² 3d¹</text:p>
        </text:list-item>
      </text:list>
      <text:p text:style-name="Horizontal_20_Line"/>
      <text:h text:style-name="Heading_20_3" text:outline-level="3"><text:span text:style-name="Strong_20_Emphasis">10)</text:span> (UEL-PR)</text:h>
      <text:p text:style-name="Text_20_body">Complete o texto:</text:p>
      <text:p text:style-name="Text_20_body">“Cloro, bromo e iodo têm o mesmo número X na valência e, por isso, propriedades Y. Porém, diferem na aparência: cloro é gás verde-amarelado, bromo é um Z vermelho-escuro, e iodo é sólido violeta.”</text:p>
      <text:p text:style-name="Text_20_body"><text:span text:style-name="Strong_20_Emphasis">Substitua X, Y e Z.</text:span></text:p>
      <text:p text:style-name="Horizontal_20_Line"/>
      <text:h text:style-name="Heading_20_3" text:outline-level="3"><text:span text:style-name="Strong_20_Emphasis">11)</text:span> (UFPR-PR)</text:h>
      <text:p text:style-name="Text_20_body">Julgue as afirmações:</text:p>
      <text:p text:style-name="Text_20_body">(01) Mesmo número de elétrons na valência ≠ propriedades semelhantes.<text:line-break/>(02) Elementos no mesmo período estão em ordem crescente de Z.<text:line-break/>(04) Elementos com mesmo n na valência e mesma família são isóbaros.<text:line-break/>(08) Configuração ns¹ define metais alcalinos.<text:line-break/>(16) Configuração ns² define metais alcalino-terrosos.<text:line-break/>(32) Elementos no fim de cada período têm octeto completo e baixa reatividade.</text:p>
      <text:p text:style-name="Text_20_body"><text:span text:style-name="Strong_20_Emphasis">Soma dos itens corretos: (___)</text:span></text:p>
      <text:p text:style-name="Horizontal_20_Line"/>
      <text:h text:style-name="Heading_20_3" text:outline-level="3"><text:span text:style-name="Strong_20_Emphasis">12)</text:span> (UECE-CE)</text:h>
      <text:p text:style-name="Text_20_body">Identifique as famílias dos seguintes elementos:</text:p>
      <text:p text:style-name="Text_20_body"><text:soft-page-break/>G: 1s²<text:line-break/>J: 1s² 2s¹<text:line-break/>L: 1s² 2s² 2p³<text:line-break/>M: 1s² 2s² 2p⁶ 3s² 3p⁶</text:p>
      <text:p text:style-name="Horizontal_20_Line"/>
      <text:h text:style-name="Heading_20_3" text:outline-level="3"><text:span text:style-name="Strong_20_Emphasis">13)</text:span> (Puccamp)</text:h>
      <text:p text:style-name="Text_20_body">Átomos X (37p, 51n) e Y são isóbaros e pertencem a metais alcalino e alcalino-terroso do mesmo período.</text:p>
      <text:p text:style-name="Text_20_body"><text:span text:style-name="Strong_20_Emphasis">Z e A de Y são:</text:span></text:p>
      <text:p text:style-name="Text_20_body">a) 36 e 87<text:line-break/>b) 37 e 87<text:line-break/>c) 38 e 87<text:line-break/>d) 38 e 88<text:line-break/>e) 39 e 88</text:p>
      <text:p text:style-name="Horizontal_20_Line"/>
      <text:h text:style-name="Heading_20_3" text:outline-level="3"><text:span text:style-name="Strong_20_Emphasis">14)</text:span> (Fei)</text:h>
      <text:p text:style-name="Text_20_body">Sabendo-se que:</text:p>
      <text:list text:style-name="L3">
        <text:list-item>
          <text:p text:style-name="P4">A: subnível mais energético é 4s¹</text:p>
        </text:list-item>
        <text:list-item>
          <text:p text:style-name="P4">B: subnível mais energético é 3p⁵</text:p>
        </text:list-item>
      </text:list>
      <text:p text:style-name="Text_20_body">Assinale a correta:</text:p>
      <text:p text:style-name="Text_20_body">a) os íons são isoeletrônicos<text:line-break/>b) A tem menor raio atômico<text:line-break/>c) A tem 3 camadas<text:line-break/>d) B tem 18 elétrons<text:line-break/>e) A e B são metais</text:p>
      <text:p text:style-name="Horizontal_20_Line"/>
      <text:h text:style-name="Heading_20_3" text:outline-level="3"><text:span text:style-name="Strong_20_Emphasis">15)</text:span> (UFMG)</text:h>
      <text:p text:style-name="Text_20_body">Sobre K⁺ e Cl⁻: (Z = 19, 17; Ar = 18)</text:p>
      <text:p text:style-name="Text_20_body">a) ambos têm elétrons como o Ar<text:line-break/>b) Cl⁻ é maior que o Cl<text:line-break/>c) K absorve energia para virar K⁺<text:line-break/>d) um elétron é transferido de Cl⁻ para K⁺</text:p>
      <text:p text:style-name="Text_20_body"><text:span text:style-name="Strong_20_Emphasis">(Assinale a incorreta)</text:span></text:p>
      <text:p text:style-name="Horizontal_20_Line"/>
      <text:h text:style-name="Heading_20_3" text:outline-level="3"><text:span text:style-name="Strong_20_Emphasis">16)</text:span> (Unitau)</text:h>
      <text:p text:style-name="Text_20_body">Analise:</text:p>
      <text:p text:style-name="Text_20_body"><text:soft-page-break/>I. Íon menor → mais elétrons<text:line-break/>II. Potencial de ionização ↑ com raio ↑<text:line-break/>III. Afinidade eletrônica ↑ com raio ↓</text:p>
      <text:p text:style-name="Text_20_body">a) Todas são verdadeiras<text:line-break/>b) Apenas III<text:line-break/>c) Apenas II e III<text:line-break/>d) Apenas I<text:line-break/>e) Todas são falsas</text:p>
      <text:p text:style-name="Horizontal_20_Line"/>
      <text:h text:style-name="Heading_20_3" text:outline-level="3"><text:span text:style-name="Strong_20_Emphasis">17)</text:span> (Unesp)</text:h>
      <text:p text:style-name="Text_20_body">Configurações:</text:p>
      <text:p text:style-name="Text_20_body">I: 3s² 3p³<text:line-break/>II: 4s² 4p⁵<text:line-break/>III: 3s²</text:p>
      <text:p text:style-name="Text_20_body">Assinale a <text:span text:style-name="Strong_20_Emphasis">errada</text:span>:</text:p>
      <text:p text:style-name="Text_20_body">a) I é não-metal<text:line-break/>b) II é halogênio<text:line-break/>c) III é metal alcalino-terroso<text:line-break/>d) I e III estão no 3º período<text:line-break/>e) Todos pertencem ao mesmo grupo</text:p>
      <text:p text:style-name="Horizontal_20_Line"/>
      <text:h text:style-name="Heading_20_3" text:outline-level="3"><text:span text:style-name="Strong_20_Emphasis">18)</text:span> (UEL)</text:h>
      <text:p text:style-name="Text_20_body">Assinale a correta:</text:p>
      <text:p text:style-name="Text_20_body">a) Selênio é mais eletronegativo que o cloro<text:line-break/>b) Arsênio tem 3 elétrons de valência<text:line-break/>c) Energia de ionização do Na &gt; Cs<text:line-break/>d) Alumínio e silício são da mesma família<text:line-break/>e) Bismuto e nitrogênio têm mesma eletronegatividade</text:p>
      <text:p text:style-name="Horizontal_20_Line"/>
      <text:h text:style-name="Heading_20_3" text:outline-level="3"><text:span text:style-name="Strong_20_Emphasis">19)</text:span> (Fei)</text:h>
      <text:p text:style-name="Text_20_body">Elementos A (Z=12), B (Z=17), C (Z=20), D (Z=35)</text:p>
      <text:p text:style-name="Text_20_body">Assinale a <text:span text:style-name="Strong_20_Emphasis">falsa</text:span>:</text:p>
      <text:p text:style-name="Text_20_body">a) D: 4º período, família 7A<text:line-break/>b) A e C: metais alcalino-terrosos<text:line-break/>c) Fórmula de A + B = AB₂<text:line-break/>d) C tem maior raio atômico<text:line-break/>e) B tem menor potencial de ionização</text:p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6:34:39.985769617</meta:creation-date>
    <dc:date>2025-05-27T16:46:07.924446174</dc:date>
    <meta:editing-duration>PT16S</meta:editing-duration>
    <meta:editing-cycles>1</meta:editing-cycles>
    <meta:document-statistic meta:table-count="0" meta:image-count="0" meta:object-count="0" meta:page-count="6" meta:paragraph-count="85" meta:word-count="1171" meta:character-count="5249" meta:non-whitespace-character-count="4250"/>
    <meta:generator>LibreOffice/24.2.7.2$Linux_X86_64 LibreOffice_project/420$Build-2</meta:generator>
  </office:meta>
</office:document-meta>
</file>